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7.576cm"/>
    </style:style>
    <style:style style:name="co5" style:family="table-column">
      <style:table-column-properties fo:break-before="auto" style:column-width="8.47cm"/>
    </style:style>
    <style:style style:name="co6" style:family="table-column">
      <style:table-column-properties fo:break-before="auto" style:column-width="5.602cm"/>
    </style:style>
    <style:style style:name="co7" style:family="table-column">
      <style:table-column-properties fo:break-before="auto" style:column-width="4.3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Сумма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Уменьш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не определенно</text:p>
          </table:table-cell>
        </table:table-row>
      </table:table>
      <table:table table:name="Лист4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AND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Лист5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6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XOR Y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Лист7" table:style-name="ta2">
        <table:table-column table:style-name="co1" table:number-columns-repeated="8" table:default-cell-style-name="Default"/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Лист8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число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тите 1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9" table:style-name="ta2"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Двоичное представление</text:p>
          </table:table-cell>
          <table:covered-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T 11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ополнительный код</text:p>
          </table:table-cell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читаем 1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Инвертируем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десятичное представление модуля числа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</table:table>
      <table:table table:name="Лист10" table:style-name="ta2"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прямой код числа 51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ямой код числа 52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братный код 52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дополнительный код числа 52(прибавляем 1)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Лист11" table:style-name="ta2"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OT (A AND B)</text:p>
          </table:table-cell>
        </table:table-row>
        <table:table-row table:style-name="ro1">
          <table:table-cell office:value-type="string" calcext:value-type="string">
            <text:p>А и В положительные числа</text:p>
          </table:table-cell>
          <table:table-cell office:value-type="string" calcext:value-type="string">
            <text:p>отрицательное</text:p>
          </table:table-cell>
        </table:table-row>
        <table:table-row table:style-name="ro1">
          <table:table-cell office:value-type="string" calcext:value-type="string">
            <text:p>А и В отрицательные числа</text:p>
          </table:table-cell>
          <table:table-cell office:value-type="string" calcext:value-type="string">
            <text:p>положительное</text:p>
          </table:table-cell>
        </table:table-row>
        <table:table-row table:style-name="ro1">
          <table:table-cell office:value-type="string" calcext:value-type="string">
            <text:p>А и <text:s/>В числа разного знака</text:p>
          </table:table-cell>
          <table:table-cell office:value-type="string" calcext:value-type="string">
            <text:p>отрицвтельно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.00.0000</text:date>, <text:time style:data-style-name="N2" text:time-value="09:14:56.64713334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0T09:14:56.867185088</meta:creation-date>
    <dc:title>Таблица</dc:title>
    <meta:generator>LibreOffice/7.6.7.2$Linux_X86_64 LibreOffice_project/60$Build-2</meta:generator>
    <meta:editing-duration>PT1H19M2S</meta:editing-duration>
    <meta:editing-cycles>4</meta:editing-cycles>
    <dc:date>2026-04-20T10:33:59.918743539</dc:date>
    <meta:document-statistic meta:table-count="11" meta:cell-count="383" meta:object-count="0"/>
    <meta:template xlink:type="simple" xlink:actuate="onRequest" xlink:title="Таблица" xlink:href="../../../../../usr/lib/libreoffice/share/template/common/ШАБЛОН_ЭЛЕКТРОННОЙ_ТАБЛИЦЫ_2019-07-22.ots" meta:date="2026-04-20T09:14:56.722671699"/>
  </office:meta>
</office:document-meta>
</file>